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2AC00000307AED3D3E63A9FD6B6.png" manifest:media-type="image/png"/>
  <manifest:file-entry manifest:full-path="Pictures/1000020100000374000002C263F859D499B308A1.png" manifest:media-type="image/png"/>
  <manifest:file-entry manifest:full-path="Pictures/100002010000023D000001E6CF1B27A040482DD7.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Text_20_body" style:list-style-name="">
      <style:text-properties officeooo:rsid="012af74d" officeooo:paragraph-rsid="012af74d"/>
    </style:style>
    <style:style style:name="P78" style:family="paragraph" style:parent-style-name="Text_20_body" style:list-style-name="L1">
      <style:text-properties officeooo:rsid="00b9560c" officeooo:paragraph-rsid="00b9560c"/>
    </style:style>
    <style:style style:name="P79" style:family="paragraph" style:parent-style-name="Text_20_body" style:list-style-name="L1">
      <style:text-properties officeooo:rsid="01163eba" officeooo:paragraph-rsid="01163eba"/>
    </style:style>
    <style:style style:name="P80" style:family="paragraph" style:parent-style-name="Text_20_body" style:list-style-name="L1">
      <style:text-properties officeooo:rsid="00bece0d" officeooo:paragraph-rsid="00bece0d"/>
    </style:style>
    <style:style style:name="P81" style:family="paragraph" style:parent-style-name="Text_20_body" style:list-style-name="L1">
      <style:text-properties officeooo:rsid="010d8f56" officeooo:paragraph-rsid="010d8f56"/>
    </style:style>
    <style:style style:name="P82" style:family="paragraph" style:parent-style-name="Text_20_body" style:list-style-name="L1">
      <style:text-properties officeooo:rsid="005a8087" officeooo:paragraph-rsid="00bed3f1"/>
    </style:style>
    <style:style style:name="P83" style:family="paragraph" style:parent-style-name="Text_20_body" style:list-style-name="L1">
      <style:text-properties officeooo:rsid="005a8087" officeooo:paragraph-rsid="00b75b3f"/>
    </style:style>
    <style:style style:name="P84" style:family="paragraph" style:parent-style-name="Text_20_body" style:list-style-name="L1">
      <style:text-properties officeooo:rsid="014b17bb" officeooo:paragraph-rsid="014b17bb"/>
    </style:style>
    <style:style style:name="P85" style:family="paragraph" style:parent-style-name="Text_20_body" style:list-style-name="L1">
      <style:text-properties officeooo:rsid="00ba2eb5" officeooo:paragraph-rsid="00ba2eb5"/>
    </style:style>
    <style:style style:name="P86" style:family="paragraph" style:parent-style-name="Text_20_body" style:list-style-name="L1">
      <style:text-properties officeooo:rsid="014d9c01" officeooo:paragraph-rsid="014d9c01"/>
    </style:style>
    <style:style style:name="P87" style:family="paragraph" style:parent-style-name="Text_20_body" style:list-style-name="L1">
      <style:text-properties officeooo:rsid="015e47dc" officeooo:paragraph-rsid="015e47dc"/>
    </style:style>
    <style:style style:name="P88" style:family="paragraph" style:parent-style-name="Text_20_body" style:list-style-name="L1">
      <style:text-properties officeooo:rsid="00bb4c02" officeooo:paragraph-rsid="00bb4c02"/>
    </style:style>
    <style:style style:name="P89" style:family="paragraph" style:parent-style-name="Text_20_body" style:list-style-name="L2">
      <style:text-properties officeooo:rsid="013d837d" officeooo:paragraph-rsid="013d837d"/>
    </style:style>
    <style:style style:name="P90" style:family="paragraph" style:parent-style-name="Text_20_body" style:list-style-name="L2">
      <style:text-properties officeooo:rsid="002d361f" officeooo:paragraph-rsid="002d361f"/>
    </style:style>
    <style:style style:name="P91" style:family="paragraph" style:parent-style-name="Text_20_body" style:list-style-name="L3">
      <style:text-properties officeooo:rsid="002d361f" officeooo:paragraph-rsid="002d361f"/>
    </style:style>
    <style:style style:name="P92" style:family="paragraph" style:parent-style-name="Text_20_body" style:list-style-name="L2">
      <style:text-properties officeooo:rsid="00dfb226" officeooo:paragraph-rsid="00dfb226"/>
    </style:style>
    <style:style style:name="P93" style:family="paragraph" style:parent-style-name="Heading_20_1">
      <style:paragraph-properties fo:break-before="page"/>
      <style:text-properties officeooo:rsid="000abc94" officeooo:paragraph-rsid="000abc94"/>
    </style:style>
    <style:style style:name="P94" style:family="paragraph" style:parent-style-name="Heading_20_1" style:list-style-name="">
      <style:paragraph-properties fo:break-before="page"/>
      <style:text-properties officeooo:rsid="012a940d" officeooo:paragraph-rsid="012a940d"/>
    </style:style>
    <style:style style:name="P95" style:family="paragraph" style:parent-style-name="Heading_20_1">
      <style:paragraph-properties fo:break-before="page"/>
      <style:text-properties officeooo:rsid="006d2018" officeooo:paragraph-rsid="006d2018"/>
    </style:style>
    <style:style style:name="P96" style:family="paragraph" style:parent-style-name="Heading_20_1">
      <style:paragraph-properties fo:break-before="page"/>
      <style:text-properties officeooo:rsid="00c72a8c" officeooo:paragraph-rsid="00c72a8c"/>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paragraph-properties fo:break-before="page"/>
      <style:text-properties officeooo:rsid="005a8087" officeooo:paragraph-rsid="005a8087"/>
    </style:style>
    <style:style style:name="P102" style:family="paragraph" style:parent-style-name="Heading_20_1">
      <style:paragraph-properties fo:break-before="page"/>
      <style:text-properties officeooo:rsid="005a8087" officeooo:paragraph-rsid="00b75b3f"/>
    </style:style>
    <style:style style:name="P103" style:family="paragraph" style:parent-style-name="Heading_20_1">
      <style:paragraph-properties fo:break-before="page"/>
      <style:text-properties officeooo:rsid="000e5af3" officeooo:paragraph-rsid="000e5af3"/>
    </style:style>
    <style:style style:name="P104" style:family="paragraph" style:parent-style-name="Heading_20_1">
      <style:paragraph-properties fo:break-before="page"/>
      <style:text-properties officeooo:rsid="00259545" officeooo:paragraph-rsid="00259545"/>
    </style:style>
    <style:style style:name="P105" style:family="paragraph" style:parent-style-name="Heading_20_1">
      <style:paragraph-properties fo:break-before="page"/>
      <style:text-properties officeooo:rsid="0063ba27" officeooo:paragraph-rsid="0063ba27"/>
    </style:style>
    <style:style style:name="P106" style:family="paragraph" style:parent-style-name="Heading_20_1">
      <style:paragraph-properties fo:break-before="page"/>
      <style:text-properties officeooo:rsid="01317b73" officeooo:paragraph-rsid="01317b73"/>
    </style:style>
    <style:style style:name="P107" style:family="paragraph" style:parent-style-name="Heading_20_1">
      <style:paragraph-properties fo:break-before="page"/>
      <style:text-properties officeooo:rsid="011394f8" officeooo:paragraph-rsid="011394f8"/>
    </style:style>
    <style:style style:name="P108" style:family="paragraph" style:parent-style-name="Heading_20_2">
      <style:paragraph-properties fo:margin-left="0.4925in" fo:margin-right="0in" fo:text-indent="0in" style:auto-text-indent="false"/>
      <style:text-properties officeooo:rsid="00ad1f16" officeooo:paragraph-rsid="00ad1f16"/>
    </style:style>
    <style:style style:name="P109" style:family="paragraph" style:parent-style-name="Heading_20_2">
      <style:paragraph-properties fo:margin-left="0.4925in" fo:margin-right="0in" fo:text-indent="0in" style:auto-text-indent="false"/>
      <style:text-properties officeooo:rsid="0044c2bb" officeooo:paragraph-rsid="0044c2bb"/>
    </style:style>
    <style:style style:name="P110" style:family="paragraph" style:parent-style-name="Heading_20_2">
      <style:paragraph-properties fo:margin-left="0.4925in" fo:margin-right="0in" fo:text-indent="0in" style:auto-text-indent="false"/>
      <style:text-properties officeooo:rsid="00454e13" officeooo:paragraph-rsid="00454e13"/>
    </style:style>
    <style:style style:name="P111" style:family="paragraph" style:parent-style-name="Heading_20_2">
      <style:paragraph-properties fo:margin-left="0.4925in" fo:margin-right="0in" fo:text-indent="0in" style:auto-text-indent="false"/>
      <style:text-properties officeooo:rsid="00157156" officeooo:paragraph-rsid="00157156"/>
    </style:style>
    <style:style style:name="P112" style:family="paragraph" style:parent-style-name="Heading_20_2">
      <style:paragraph-properties fo:margin-left="0.4925in" fo:margin-right="0in" fo:text-indent="0in" style:auto-text-indent="false"/>
      <style:text-properties officeooo:rsid="001e2bbe" officeooo:paragraph-rsid="001e2bbe"/>
    </style:style>
    <style:style style:name="P113" style:family="paragraph" style:parent-style-name="Heading_20_2">
      <style:paragraph-properties fo:margin-left="0.4925in" fo:margin-right="0in" fo:text-indent="0in" style:auto-text-indent="false"/>
      <style:text-properties officeooo:rsid="0028432c" officeooo:paragraph-rsid="0028432c"/>
    </style:style>
    <style:style style:name="P114" style:family="paragraph" style:parent-style-name="Heading_20_2">
      <style:paragraph-properties fo:margin-left="0.4925in" fo:margin-right="0in" fo:text-indent="0in" style:auto-text-indent="false"/>
      <style:text-properties officeooo:rsid="00320207" officeooo:paragraph-rsid="00320207"/>
    </style:style>
    <style:style style:name="P115" style:family="paragraph" style:parent-style-name="Heading_20_2">
      <style:paragraph-properties fo:margin-left="0.4925in" fo:margin-right="0in" fo:text-indent="0in" style:auto-text-indent="false"/>
      <style:text-properties officeooo:rsid="002d3872" officeooo:paragraph-rsid="002d3872"/>
    </style:style>
    <style:style style:name="P116" style:family="paragraph" style:parent-style-name="Heading_20_2">
      <style:paragraph-properties fo:margin-left="0.4925in" fo:margin-right="0in" fo:text-indent="0in" style:auto-text-indent="false"/>
      <style:text-properties officeooo:rsid="006acbb6" officeooo:paragraph-rsid="006acbb6"/>
    </style:style>
    <style:style style:name="P117" style:family="paragraph" style:parent-style-name="Heading_20_2">
      <style:paragraph-properties fo:margin-left="0.4925in" fo:margin-right="0in" fo:text-indent="0in" style:auto-text-indent="false"/>
      <style:text-properties officeooo:rsid="008b5e85" officeooo:paragraph-rsid="008b5e85"/>
    </style:style>
    <style:style style:name="P118" style:family="paragraph" style:parent-style-name="Heading_20_2">
      <style:paragraph-properties fo:margin-left="0.4925in" fo:margin-right="0in" fo:text-indent="0in" style:auto-text-indent="false"/>
      <style:text-properties officeooo:rsid="006fb280" officeooo:paragraph-rsid="006fb280"/>
    </style:style>
    <style:style style:name="P119" style:family="paragraph" style:parent-style-name="Heading_20_2">
      <style:paragraph-properties fo:margin-left="0.4925in" fo:margin-right="0in" fo:text-indent="0in" style:auto-text-indent="false"/>
      <style:text-properties officeooo:rsid="00724882" officeooo:paragraph-rsid="00724882"/>
    </style:style>
    <style:style style:name="P120" style:family="paragraph" style:parent-style-name="Heading_20_2">
      <style:paragraph-properties fo:margin-left="0.4925in" fo:margin-right="0in" fo:text-indent="0in" style:auto-text-indent="false"/>
      <style:text-properties officeooo:rsid="005a8087" officeooo:paragraph-rsid="005a8087"/>
    </style:style>
    <style:style style:name="P121" style:family="paragraph" style:parent-style-name="Heading_20_4">
      <style:paragraph-properties fo:margin-left="1.4772in" fo:margin-right="0in" fo:text-indent="0in" style:auto-text-indent="false"/>
    </style:style>
    <style:style style:name="P122" style:family="paragraph" style:parent-style-name="Heading_20_4">
      <style:paragraph-properties fo:margin-left="1.4772in" fo:margin-right="0in" fo:text-indent="0in" style:auto-text-indent="false"/>
      <style:text-properties officeooo:rsid="0126186b" officeooo:paragraph-rsid="0126186b"/>
    </style:style>
    <style:style style:name="P123" style:family="paragraph" style:parent-style-name="Heading_20_3">
      <style:paragraph-properties fo:margin-left="0.9846in" fo:margin-right="0in" fo:text-indent="0in" style:auto-text-indent="false"/>
      <style:text-properties officeooo:rsid="0016eb8b" officeooo:paragraph-rsid="0016eb8b"/>
    </style:style>
    <style:style style:name="P124" style:family="paragraph" style:parent-style-name="Heading_20_3">
      <style:paragraph-properties fo:margin-left="0.9846in" fo:margin-right="0in" fo:text-indent="0in" style:auto-text-indent="false"/>
      <style:text-properties officeooo:rsid="0018c646" officeooo:paragraph-rsid="0018c646"/>
    </style:style>
    <style:style style:name="P125" style:family="paragraph" style:parent-style-name="Heading_20_3">
      <style:paragraph-properties fo:margin-left="0.9846in" fo:margin-right="0in" fo:text-indent="0in" style:auto-text-indent="false"/>
      <style:text-properties officeooo:rsid="00198c1b" officeooo:paragraph-rsid="00198c1b"/>
    </style:style>
    <style:style style:name="P126" style:family="paragraph" style:parent-style-name="Heading_20_3">
      <style:paragraph-properties fo:margin-left="0.9846in" fo:margin-right="0in" fo:text-indent="0in" style:auto-text-indent="false"/>
      <style:text-properties officeooo:rsid="0035d883" officeooo:paragraph-rsid="0035d883"/>
    </style:style>
    <style:style style:name="P127" style:family="paragraph" style:parent-style-name="Heading_20_3">
      <style:paragraph-properties fo:margin-left="0.9846in" fo:margin-right="0in" fo:text-indent="0in" style:auto-text-indent="false"/>
      <style:text-properties officeooo:rsid="001a5c48" officeooo:paragraph-rsid="001a5c48"/>
    </style:style>
    <style:style style:name="P128" style:family="paragraph" style:parent-style-name="Heading_20_3">
      <style:paragraph-properties fo:margin-left="0.9846in" fo:margin-right="0in" fo:text-indent="0in" style:auto-text-indent="false"/>
      <style:text-properties officeooo:rsid="0036efab" officeooo:paragraph-rsid="0036efab"/>
    </style:style>
    <style:style style:name="P129" style:family="paragraph" style:parent-style-name="Heading_20_3">
      <style:paragraph-properties fo:margin-left="0.9846in" fo:margin-right="0in" fo:text-indent="0in" style:auto-text-indent="false"/>
      <style:text-properties officeooo:rsid="001abec0" officeooo:paragraph-rsid="001abec0"/>
    </style:style>
    <style:style style:name="P130" style:family="paragraph" style:parent-style-name="Heading_20_3">
      <style:paragraph-properties fo:margin-left="0.9846in" fo:margin-right="0in" fo:text-indent="0in" style:auto-text-indent="false"/>
      <style:text-properties officeooo:rsid="001e2bbe" officeooo:paragraph-rsid="001e2bbe"/>
    </style:style>
    <style:style style:name="P131" style:family="paragraph" style:parent-style-name="Heading_20_3">
      <style:paragraph-properties fo:margin-left="0.9846in" fo:margin-right="0in" fo:text-indent="0in" style:auto-text-indent="false"/>
      <style:text-properties officeooo:rsid="001e2bbe" officeooo:paragraph-rsid="00ea72fd"/>
    </style:style>
    <style:style style:name="P132" style:family="paragraph" style:parent-style-name="Heading_20_3">
      <style:paragraph-properties fo:margin-left="0.9846in" fo:margin-right="0in" fo:text-indent="0in" style:auto-text-indent="false"/>
      <style:text-properties officeooo:rsid="001e2bbe" officeooo:paragraph-rsid="002a0a68"/>
    </style:style>
    <style:style style:name="P133" style:family="paragraph" style:parent-style-name="Heading_20_3">
      <style:paragraph-properties fo:margin-left="0.9846in" fo:margin-right="0in" fo:text-indent="0in" style:auto-text-indent="false"/>
      <style:text-properties officeooo:rsid="0037cb5b" officeooo:paragraph-rsid="0037cb5b"/>
    </style:style>
    <style:style style:name="P134" style:family="paragraph" style:parent-style-name="Heading_20_3">
      <style:paragraph-properties fo:margin-left="0.9846in" fo:margin-right="0in" fo:text-indent="0in" style:auto-text-indent="false"/>
      <style:text-properties officeooo:rsid="001e6645" officeooo:paragraph-rsid="001e6645"/>
    </style:style>
    <style:style style:name="P135" style:family="paragraph" style:parent-style-name="Heading_20_3">
      <style:paragraph-properties fo:margin-left="0.9846in" fo:margin-right="0in" fo:text-indent="0in" style:auto-text-indent="false"/>
      <style:text-properties officeooo:rsid="002a0a68" officeooo:paragraph-rsid="002a0a68"/>
    </style:style>
    <style:style style:name="P136" style:family="paragraph" style:parent-style-name="Heading_20_3">
      <style:paragraph-properties fo:margin-left="0.9846in" fo:margin-right="0in" fo:text-indent="0in" style:auto-text-indent="false"/>
      <style:text-properties officeooo:rsid="002aa463" officeooo:paragraph-rsid="002aa463"/>
    </style:style>
    <style:style style:name="P137" style:family="paragraph" style:parent-style-name="Heading_20_3">
      <style:paragraph-properties fo:margin-left="0.9846in" fo:margin-right="0in" fo:text-indent="0in" style:auto-text-indent="false"/>
      <style:text-properties officeooo:rsid="00320207" officeooo:paragraph-rsid="00320207"/>
    </style:style>
    <style:style style:name="P138" style:family="paragraph" style:parent-style-name="Heading_20_3">
      <style:paragraph-properties fo:margin-left="0.9846in" fo:margin-right="0in" fo:text-indent="0in" style:auto-text-indent="false"/>
      <style:text-properties officeooo:rsid="002d3872" officeooo:paragraph-rsid="002d3872"/>
    </style:style>
    <style:style style:name="P139" style:family="paragraph" style:parent-style-name="Heading_20_3">
      <style:paragraph-properties fo:margin-left="0.9846in" fo:margin-right="0in" fo:text-indent="0in" style:auto-text-indent="false"/>
      <style:text-properties officeooo:rsid="006bf545" officeooo:paragraph-rsid="006bf545"/>
    </style:style>
    <style:style style:name="P140" style:family="paragraph" style:parent-style-name="Heading_20_3">
      <style:paragraph-properties fo:margin-left="0.9846in" fo:margin-right="0in" fo:text-indent="0in" style:auto-text-indent="false"/>
      <style:text-properties officeooo:rsid="00717887" officeooo:paragraph-rsid="00717887"/>
    </style:style>
    <style:style style:name="P141" style:family="paragraph" style:parent-style-name="Heading_20_3">
      <style:paragraph-properties fo:margin-left="0.9846in" fo:margin-right="0in" fo:text-indent="0in" style:auto-text-indent="false"/>
      <style:text-properties officeooo:rsid="013b9846" officeooo:paragraph-rsid="013b9846"/>
    </style:style>
    <style:style style:name="P142" style:family="paragraph" style:parent-style-name="Heading_20_3">
      <style:paragraph-properties fo:margin-left="0.9846in" fo:margin-right="0in" fo:text-indent="0in" style:auto-text-indent="false"/>
      <style:text-properties officeooo:rsid="00742cfa" officeooo:paragraph-rsid="00742cfa"/>
    </style:style>
    <style:style style:name="P143" style:family="paragraph" style:parent-style-name="Heading_20_3">
      <style:paragraph-properties fo:margin-left="0.9846in" fo:margin-right="0in" fo:text-indent="0in" style:auto-text-indent="false"/>
      <style:text-properties officeooo:rsid="010ff332" officeooo:paragraph-rsid="010ff332"/>
    </style:style>
    <style:style style:name="P144"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5">A Web Browser</text:p>
      <text:p text:style-name="P76">Version 2.<text:span text:style-name="T85">1.4</text:span> (201<text:span text:style-name="T93">8</text:span>.<text:span text:style-name="T93">01</text:span>.<text:span text:style-name="T93">0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2</text:a></text:p>
          <text:p text:style-name="P70"><text:a xlink:type="simple" xlink:href="#__RefHeading___Toc1186_50453450" text:style-name="Index_20_Link" text:visited-style-name="Index_20_Link">Command-Line Options<text:tab/>13</text:a></text:p>
          <text:p text:style-name="P70"><text:a xlink:type="simple" xlink:href="#__RefHeading___Toc413_938157555" text:style-name="Index_20_Link" text:visited-style-name="Index_20_Link">Cookies<text:tab/>14</text:a></text:p>
          <text:p text:style-name="P72"><text:a xlink:type="simple" xlink:href="#__RefHeading___Toc415_938157555" text:style-name="Index_20_Link" text:visited-style-name="Index_20_Link">Domain Filter<text:tab/>14</text:a></text:p>
          <text:p text:style-name="P72"><text:a xlink:type="simple" xlink:href="#__RefHeading___Toc417_938157555" text:style-name="Index_20_Link" text:visited-style-name="Index_20_Link">Purge Periodically<text:tab/>14</text:a></text:p>
          <text:p text:style-name="P70"><text:a xlink:type="simple" xlink:href="#__RefHeading___Toc442_938157555" text:style-name="Index_20_Link" text:visited-style-name="Index_20_Link">Downloads<text:tab/>16</text:a></text:p>
          <text:p text:style-name="P70"><text:a xlink:type="simple" xlink:href="#__RefHeading___Toc430_938157555" text:style-name="Index_20_Link" text:visited-style-name="Index_20_Link">Favorites<text:tab/>17</text:a></text:p>
          <text:p text:style-name="P70"><text:a xlink:type="simple" xlink:href="#__RefHeading___Toc24_1852866977" text:style-name="Index_20_Link" text:visited-style-name="Index_20_Link">File Menus<text:tab/>18</text:a></text:p>
          <text:p text:style-name="P72"><text:a xlink:type="simple" xlink:href="#__RefHeading___Toc27_1852866977" text:style-name="Index_20_Link" text:visited-style-name="Index_20_Link">File<text:tab/>18</text:a></text:p>
          <text:p text:style-name="P71"><text:a xlink:type="simple" xlink:href="#__RefHeading___Toc29_1852866977" text:style-name="Index_20_Link" text:visited-style-name="Index_20_Link">Authenticate<text:tab/>18</text:a></text:p>
          <text:p text:style-name="P71"><text:a xlink:type="simple" xlink:href="#__RefHeading___Toc31_1852866977" text:style-name="Index_20_Link" text:visited-style-name="Index_20_Link">New Private Window<text:tab/>18</text:a></text:p>
          <text:p text:style-name="P71"><text:a xlink:type="simple" xlink:href="#__RefHeading___Toc33_1852866977" text:style-name="Index_20_Link" text:visited-style-name="Index_20_Link">New Tab<text:tab/>18</text:a></text:p>
          <text:p text:style-name="P71"><text:a xlink:type="simple" xlink:href="#__RefHeading___Toc35_1852866977" text:style-name="Index_20_Link" text:visited-style-name="Index_20_Link">New Window<text:tab/>18</text:a></text:p>
          <text:p text:style-name="P71"><text:a xlink:type="simple" xlink:href="#__RefHeading___Toc365_1594680094" text:style-name="Index_20_Link" text:visited-style-name="Index_20_Link">Save<text:tab/>18</text:a></text:p>
          <text:p text:style-name="P71"><text:a xlink:type="simple" xlink:href="#__RefHeading___Toc37_1852866977" text:style-name="Index_20_Link" text:visited-style-name="Index_20_Link">Close Tab<text:tab/>18</text:a></text:p>
          <text:p text:style-name="P71"><text:a xlink:type="simple" xlink:href="#__RefHeading___Toc367_1594680094" text:style-name="Index_20_Link" text:visited-style-name="Index_20_Link">Print<text:tab/>18</text:a></text:p>
          <text:p text:style-name="P71"><text:a xlink:type="simple" xlink:href="#__RefHeading___Toc369_1594680094" text:style-name="Index_20_Link" text:visited-style-name="Index_20_Link">Print Preview<text:tab/>19</text:a></text:p>
          <text:p text:style-name="P71"><text:a xlink:type="simple" xlink:href="#__RefHeading___Toc39_1852866977" text:style-name="Index_20_Link" text:visited-style-name="Index_20_Link">Exit Dooble<text:tab/>19</text:a></text:p>
          <text:p text:style-name="P72"><text:a xlink:type="simple" xlink:href="#__RefHeading___Toc6182_1852866977" text:style-name="Index_20_Link" text:visited-style-name="Index_20_Link">Edit<text:tab/>19</text:a></text:p>
          <text:p text:style-name="P71"><text:a xlink:type="simple" xlink:href="#__RefHeading___Toc6184_1852866977" text:style-name="Index_20_Link" text:visited-style-name="Index_20_Link">Clear Items<text:tab/>19</text:a></text:p>
          <text:p text:style-name="P71"><text:a xlink:type="simple" xlink:href="#__RefHeading__973_1786344497" text:style-name="Index_20_Link" text:visited-style-name="Index_20_Link">Clear Visited Links<text:tab/>19</text:a></text:p>
          <text:p text:style-name="P71"><text:a xlink:type="simple" xlink:href="#__RefHeading___Toc371_1594680094" text:style-name="Index_20_Link" text:visited-style-name="Index_20_Link">Find<text:tab/>19</text:a></text:p>
          <text:p text:style-name="P71"><text:a xlink:type="simple" xlink:href="#__RefHeading___Toc6186_1852866977" text:style-name="Index_20_Link" text:visited-style-name="Index_20_Link">Settings<text:tab/>20</text:a></text:p>
          <text:p text:style-name="P72"><text:a xlink:type="simple" xlink:href="#__RefHeading___Toc185_697823169" text:style-name="Index_20_Link" text:visited-style-name="Index_20_Link">Tools<text:tab/>20</text:a></text:p>
          <text:p text:style-name="P71"><text:a xlink:type="simple" xlink:href="#__RefHeading___Toc187_697823169" text:style-name="Index_20_Link" text:visited-style-name="Index_20_Link">Accepted / Blocked Domains<text:tab/>20</text:a></text:p>
          <text:p text:style-name="P71"><text:a xlink:type="simple" xlink:href="#__RefHeading___Toc189_697823169" text:style-name="Index_20_Link" text:visited-style-name="Index_20_Link">Certificate Exceptions<text:tab/>20</text:a></text:p>
          <text:p text:style-name="P71"><text:a xlink:type="simple" xlink:href="#__RefHeading___Toc191_697823169" text:style-name="Index_20_Link" text:visited-style-name="Index_20_Link">Cookies<text:tab/>20</text:a></text:p>
          <text:p text:style-name="P71"><text:a xlink:type="simple" xlink:href="#__RefHeading___Toc193_697823169" text:style-name="Index_20_Link" text:visited-style-name="Index_20_Link">Downloads<text:tab/>20</text:a></text:p>
          <text:p text:style-name="P71"><text:a xlink:type="simple" xlink:href="#__RefHeading___Toc195_697823169" text:style-name="Index_20_Link" text:visited-style-name="Index_20_Link">Favorites<text:tab/>20</text:a></text:p>
          <text:p text:style-name="P71"><text:a xlink:type="simple" xlink:href="#__RefHeading___Toc197_697823169" text:style-name="Index_20_Link" text:visited-style-name="Index_20_Link">History<text:tab/>20</text:a></text:p>
          <text:p text:style-name="P72"><text:a xlink:type="simple" xlink:href="#__RefHeading___Toc209_697823169" text:style-name="Index_20_Link" text:visited-style-name="Index_20_Link">View<text:tab/>20</text:a></text:p>
          <text:p text:style-name="P71"><text:a xlink:type="simple" xlink:href="#__RefHeading___Toc211_697823169" text:style-name="Index_20_Link" text:visited-style-name="Index_20_Link">Show Full Screen<text:tab/>20</text:a></text:p>
          <text:p text:style-name="P71"><text:a xlink:type="simple" xlink:href="#__RefHeading___Toc213_697823169" text:style-name="Index_20_Link" text:visited-style-name="Index_20_Link">Show Status Bar<text:tab/>20</text:a></text:p>
          <text:p text:style-name="P72"><text:a xlink:type="simple" xlink:href="#__RefHeading___Toc201_697823169" text:style-name="Index_20_Link" text:visited-style-name="Index_20_Link">Help<text:tab/>20</text:a></text:p>
          <text:p text:style-name="P71"><text:a xlink:type="simple" xlink:href="#__RefHeading___Toc203_697823169" text:style-name="Index_20_Link" text:visited-style-name="Index_20_Link">About<text:tab/>20</text:a></text:p>
          <text:p text:style-name="P71"><text:a xlink:type="simple" xlink:href="#__RefHeading___Toc205_697823169" text:style-name="Index_20_Link" text:visited-style-name="Index_20_Link">Documentation<text:tab/>21</text:a></text:p>
          <text:p text:style-name="P70"><text:a xlink:type="simple" xlink:href="#__RefHeading___Toc440_938157555" text:style-name="Index_20_Link" text:visited-style-name="Index_20_Link">History<text:tab/>22</text:a></text:p>
          <text:p text:style-name="P70"><text:soft-page-break/><text:a xlink:type="simple" xlink:href="#__RefHeading___Toc830_1508254940" text:style-name="Index_20_Link" text:visited-style-name="Index_20_Link">Performance and Security Considerations<text:tab/>23</text:a></text:p>
          <text:p text:style-name="P70"><text:a xlink:type="simple" xlink:href="#__RefHeading___Toc6188_1852866977" text:style-name="Index_20_Link" text:visited-style-name="Index_20_Link">Private Windows<text:tab/>24</text:a></text:p>
          <text:p text:style-name="P70"><text:a xlink:type="simple" xlink:href="#__RefHeading___Toc2289_938157555" text:style-name="Index_20_Link" text:visited-style-name="Index_20_Link">Settings<text:tab/>26</text:a></text:p>
          <text:p text:style-name="P72"><text:a xlink:type="simple" xlink:href="#__RefHeading___Toc2295_938157555" text:style-name="Index_20_Link" text:visited-style-name="Index_20_Link">Display<text:tab/>26</text:a></text:p>
          <text:p text:style-name="P71"><text:a xlink:type="simple" xlink:href="#__RefHeading___Toc2297_938157555" text:style-name="Index_20_Link" text:visited-style-name="Index_20_Link">Pin Windows<text:tab/>26</text:a></text:p>
          <text:p text:style-name="P72"><text:a xlink:type="simple" xlink:href="#__RefHeading___Toc754_2100158958" text:style-name="Index_20_Link" text:visited-style-name="Index_20_Link">History<text:tab/>26</text:a></text:p>
          <text:p text:style-name="P72"><text:a xlink:type="simple" xlink:href="#__RefHeading___Toc2304_938157555" text:style-name="Index_20_Link" text:visited-style-name="Index_20_Link">Privacy<text:tab/>26</text:a></text:p>
          <text:p text:style-name="P71"><text:a xlink:type="simple" xlink:href="#__RefHeading___Toc2306_938157555" text:style-name="Index_20_Link" text:visited-style-name="Index_20_Link">Credentials<text:tab/>26</text:a></text:p>
          <text:p text:style-name="P73"><text:a xlink:type="simple" xlink:href="#__RefHeading___Toc1103_1039091041" text:style-name="Index_20_Link" text:visited-style-name="Index_20_Link">Disabled<text:tab/>26</text:a></text:p>
          <text:p text:style-name="P73"><text:a xlink:type="simple" xlink:href="#__RefHeading___Toc1105_1039091041" text:style-name="Index_20_Link" text:visited-style-name="Index_20_Link">Enabled with a Password<text:tab/>26</text:a></text:p>
          <text:p text:style-name="P73"><text:a xlink:type="simple" xlink:href="#__RefHeading___Toc1107_1039091041" text:style-name="Index_20_Link" text:visited-style-name="Index_20_Link">Enabled without a Password<text:tab/>26</text:a></text:p>
          <text:p text:style-name="P71"><text:a xlink:type="simple" xlink:href="#__RefHeading___Toc1144_1823429614" text:style-name="Index_20_Link" text:visited-style-name="Index_20_Link">UTC Time Zone<text:tab/>27</text:a></text:p>
          <text:p text:style-name="P72"><text:a xlink:type="simple" xlink:href="#__RefHeading___Toc2308_938157555" text:style-name="Index_20_Link" text:visited-style-name="Index_20_Link">Web<text:tab/>27</text:a></text:p>
          <text:p text:style-name="P71"><text:a xlink:type="simple" xlink:href="#__RefHeading___Toc2310_938157555" text:style-name="Index_20_Link" text:visited-style-name="Index_20_Link">Local Storage<text:tab/>27</text:a></text:p>
          <text:p text:style-name="P71"><text:a xlink:type="simple" xlink:href="#__RefHeading___Toc2048_1464008250" text:style-name="Index_20_Link" text:visited-style-name="Index_20_Link">User Agent<text:tab/>27</text:a></text:p>
          <text:p text:style-name="P71"><text:a xlink:type="simple" xlink:href="#__RefHeading___Toc2312_938157555" text:style-name="Index_20_Link" text:visited-style-name="Index_20_Link">XSS Auditing<text:tab/>27</text:a></text:p>
          <text:p text:style-name="P70"><text:a xlink:type="simple" xlink:href="#__RefHeading___Toc422_938157555" text:style-name="Index_20_Link" text:visited-style-name="Index_20_Link">Sources of Randomness<text:tab/>29</text:a></text:p>
          <text:p text:style-name="P72"><text:a xlink:type="simple" xlink:href="#__RefHeading___Toc424_938157555" text:style-name="Index_20_Link" text:visited-style-name="Index_20_Link">BSD<text:tab/>29</text:a></text:p>
          <text:p text:style-name="P72"><text:a xlink:type="simple" xlink:href="#__RefHeading___Toc426_938157555" text:style-name="Index_20_Link" text:visited-style-name="Index_20_Link">Linux<text:tab/>29</text:a></text:p>
          <text:p text:style-name="P72"><text:a xlink:type="simple" xlink:href="#__RefHeading___Toc428_938157555" text:style-name="Index_20_Link" text:visited-style-name="Index_20_Link">Windows<text:tab/>29</text:a></text:p>
          <text:p text:style-name="P70"><text:a xlink:type="simple" xlink:href="#__RefHeading___Toc434_938157555" text:style-name="Index_20_Link" text:visited-style-name="Index_20_Link">Supported Protocols<text:tab/>30</text:a></text:p>
          <text:p text:style-name="P70"><text:a xlink:type="simple" xlink:href="#__RefHeading___Toc1118_468715888" text:style-name="Index_20_Link" text:visited-style-name="Index_20_Link">Threefish Implementation<text:tab/>31</text:a></text:p>
          <text:p text:style-name="P70"><text:a xlink:type="simple" xlink:href="#__RefHeading___Toc2050_1464008250" text:style-name="Index_20_Link" text:visited-style-name="Index_20_Link">Translations<text:tab/>32</text:a></text:p>
        </text:index-body>
      </text:table-of-content>
      <text:p text:style-name="P1"/>
      <text:h text:style-name="P93"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7" text:outline-level="1"/>
      <text:h text:style-name="P9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8" text:outline-level="2"><text:bookmark-start text:name="__RefHeading___Toc826_1508254940"/>Accept Mode<text:bookmark-end text:name="__RefHeading___Toc826_1508254940"/></text:h>
      <text:p text:style-name="P39">Only the specified domains may be accessed <text:span text:style-name="T38">either directly or indirectly.</text:span></text:p>
      <text:h text:style-name="P108"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9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98"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9" text:outline-level="2"><text:bookmark-start text:name="__RefHeading___Toc415_938157555"/>Domain Filter<text:bookmark-end text:name="__RefHeading___Toc415_938157555"/></text:h>
      <text:p text:style-name="P36"><text:span text:style-name="T56">If set, only the specified domain's cookies are displayed</text:span>.</text:p>
      <text:h text:style-name="P110" text:outline-level="2"><text:bookmark-start text:name="__RefHeading___Toc417_938157555"/>Purge Periodically<text:bookmark-end text:name="__RefHeading___Toc417_938157555"/></text:h>
      <text:p text:style-name="P36">If enabled, unchecked domains will be purged every 15 seconds. <text:span text:style-name="T48">Purging occurs on the main thread.</text:span></text:p>
      <text:p text:style-name="P65"/>
      <text:p text:style-name="P66"><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1"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1"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CF1B27A040482DD7.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1" text:outline-level="2"><text:bookmark-start text:name="__RefHeading___Toc27_1852866977"/>File<text:bookmark-end text:name="__RefHeading___Toc27_1852866977"/></text:h>
      <text:p text:style-name="P35">The File menu includes several basic functions.</text:p>
      <text:h text:style-name="P123" text:outline-level="3"><text:bookmark-start text:name="__RefHeading___Toc29_1852866977"/>Authenticate<text:bookmark-end text:name="__RefHeading___Toc29_1852866977"/></text:h>
      <text:p text:style-name="P4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4" text:outline-level="3"><text:bookmark-start text:name="__RefHeading___Toc31_1852866977"/>New Private Window<text:bookmark-end text:name="__RefHeading___Toc31_1852866977"/></text:h>
      <text:p text:style-name="P4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4" text:outline-level="3"><text:bookmark-start text:name="__RefHeading___Toc33_1852866977"/>New Tab<text:bookmark-end text:name="__RefHeading___Toc33_1852866977"/></text:h>
      <text:p text:style-name="P41">A new tab is appended to the end of the tab widget.</text:p>
      <text:h text:style-name="P125" text:outline-level="3"><text:bookmark-start text:name="__RefHeading___Toc35_1852866977"/>New Window<text:bookmark-end text:name="__RefHeading___Toc35_1852866977"/></text:h>
      <text:p text:style-name="P47">Open a new window.</text:p>
      <text:h text:style-name="P126" text:outline-level="3"><text:bookmark-start text:name="__RefHeading___Toc365_1594680094"/>Save<text:bookmark-end text:name="__RefHeading___Toc365_1594680094"/></text:h>
      <text:p text:style-name="P48">Save the current page. The action invokes a download request. A file-<text:span text:style-name="T57">selection</text:span> dialog is not displayed.</text:p>
      <text:h text:style-name="P127" text:outline-level="3"><text:bookmark-start text:name="__RefHeading___Toc37_1852866977"/>Close Tab<text:bookmark-end text:name="__RefHeading___Toc37_1852866977"/></text:h>
      <text:p text:style-name="P49">Close the current tab. If the current tab is the only Dooble tab and <text:span text:style-name="T4">active </text:span>downloads <text:span text:style-name="T4">exist</text:span>, a confirmation prompt is displayed.</text:p>
      <text:h text:style-name="P128" text:outline-level="3"><text:bookmark-start text:name="__RefHeading___Toc367_1594680094"/>Print<text:bookmark-end text:name="__RefHeading___Toc367_1594680094"/></text:h>
      <text:p text:style-name="P50">A <text:span text:style-name="T52">modal </text:span>print dialog is displayed.</text:p>
      <text:h text:style-name="P128" text:outline-level="3"><text:bookmark-start text:name="__RefHeading___Toc369_1594680094"/><text:soft-page-break/>Print Preview<text:bookmark-end text:name="__RefHeading___Toc369_1594680094"/></text:h>
      <text:p text:style-name="P50">Not implemented. <text:span text:style-name="T66">Permanently disabled.</text:span></text:p>
      <text:h text:style-name="P129" text:outline-level="3"><text:bookmark-start text:name="__RefHeading___Toc39_1852866977"/>Exit Dooble<text:bookmark-end text:name="__RefHeading___Toc39_1852866977"/></text:h>
      <text:p text:style-name="P42">Exit Dooble. A confirmation prompt is displayed if active downloads exist.</text:p>
      <text:h text:style-name="P112" text:outline-level="2"><text:bookmark-start text:name="__RefHeading___Toc6182_1852866977"/>Edit<text:bookmark-end text:name="__RefHeading___Toc6182_1852866977"/></text:h>
      <text:h text:style-name="P130" text:outline-level="3"><text:bookmark-start text:name="__RefHeading___Toc6184_1852866977"/>Clear Items<text:bookmark-end text:name="__RefHeading___Toc6184_1852866977"/></text:h>
      <text:p text:style-name="P54">Display an instance of the <text:span text:style-name="T52">modal </text:span>Clear Items dialog.</text:p>
      <text:h text:style-name="P131" text:outline-level="3"><text:bookmark-start text:name="__RefHeading__973_1786344497"/>Clear Visited Links<text:bookmark-end text:name="__RefHeading__973_1786344497"/></text:h>
      <text:p text:style-name="P55">Remove contents <text:span text:style-name="T91">from</text:span> the local Visited Links file.</text:p>
      <text:h text:style-name="P133" text:outline-level="3"><text:bookmark-start text:name="__RefHeading___Toc371_1594680094"/>Find<text:bookmark-end text:name="__RefHeading___Toc371_1594680094"/></text:h>
      <text:p text:style-name="P53">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34" text:outline-level="3"><text:bookmark-start text:name="__RefHeading___Toc6186_1852866977"/><text:soft-page-break/>Settings<text:bookmark-end text:name="__RefHeading___Toc6186_1852866977"/></text:h>
      <text:p text:style-name="P43">Display the Settings window.</text:p>
      <text:h text:style-name="P113" text:outline-level="2"><text:bookmark-start text:name="__RefHeading___Toc185_697823169"/>Tools<text:bookmark-end text:name="__RefHeading___Toc185_697823169"/></text:h>
      <text:h text:style-name="P135" text:outline-level="3"><text:bookmark-start text:name="__RefHeading___Toc187_697823169"/>Accepted / Blocked Domains<text:bookmark-end text:name="__RefHeading___Toc187_697823169"/></text:h>
      <text:p text:style-name="P44">Display the Accepted / Blocked Domains window.</text:p>
      <text:h text:style-name="P132" text:outline-level="3"><text:bookmark-start text:name="__RefHeading___Toc189_697823169"/>Certificate Exceptions<text:bookmark-end text:name="__RefHeading___Toc189_697823169"/></text:h>
      <text:p text:style-name="P44">Display the Certificate Exceptions window.</text:p>
      <text:h text:style-name="P132" text:outline-level="3"><text:bookmark-start text:name="__RefHeading___Toc191_697823169"/>Cookies<text:bookmark-end text:name="__RefHeading___Toc191_697823169"/></text:h>
      <text:p text:style-name="P44">Display the global Cookies window. <text:span text:style-name="T58">If the window is a private window, the private window's Cookies window is displayed.</text:span></text:p>
      <text:h text:style-name="P136" text:outline-level="3"><text:bookmark-start text:name="__RefHeading___Toc193_697823169"/>Downloads<text:bookmark-end text:name="__RefHeading___Toc193_697823169"/></text:h>
      <text:p text:style-name="P44">Display the Downloads window.</text:p>
      <text:h text:style-name="P136" text:outline-level="3"><text:bookmark-start text:name="__RefHeading___Toc195_697823169"/>Favorites<text:bookmark-end text:name="__RefHeading___Toc195_697823169"/></text:h>
      <text:p text:style-name="P44">Display the Favorites <text:span text:style-name="T52">non-modal dialog</text:span>.</text:p>
      <text:h text:style-name="P136" text:outline-level="3"><text:bookmark-start text:name="__RefHeading___Toc197_697823169"/>History<text:bookmark-end text:name="__RefHeading___Toc197_697823169"/></text:h>
      <text:p text:style-name="P44">Display the History window.</text:p>
      <text:h text:style-name="P114" text:outline-level="2"><text:bookmark-start text:name="__RefHeading___Toc209_697823169"/>View<text:bookmark-end text:name="__RefHeading___Toc209_697823169"/></text:h>
      <text:h text:style-name="P137" text:outline-level="3"><text:bookmark-start text:name="__RefHeading___Toc211_697823169"/>Show Full Screen<text:bookmark-end text:name="__RefHeading___Toc211_697823169"/></text:h>
      <text:p text:style-name="P46">Disable or enable full-screen mode.</text:p>
      <text:h text:style-name="P137" text:outline-level="3"><text:bookmark-start text:name="__RefHeading___Toc213_697823169"/>Show Status Bar<text:bookmark-end text:name="__RefHeading___Toc213_697823169"/></text:h>
      <text:p text:style-name="P46">Hide or show the status bar.</text:p>
      <text:h text:style-name="P115" text:outline-level="2"><text:bookmark-start text:name="__RefHeading___Toc201_697823169"/>Help<text:bookmark-end text:name="__RefHeading___Toc201_697823169"/></text:h>
      <text:h text:style-name="P138" text:outline-level="3"><text:bookmark-start text:name="__RefHeading___Toc203_697823169"/>About<text:bookmark-end text:name="__RefHeading___Toc203_697823169"/></text:h>
      <text:p text:style-name="P45">Display <text:span text:style-name="T10">the non-modal </text:span>About dialog.</text:p>
      <text:h text:style-name="P138"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38" text:outline-level="3"><text:bookmark-start text:name="__RefHeading___Toc205_697823169"/>Documentation<text:bookmark-end text:name="__RefHeading___Toc205_697823169"/></text:h>
      <text:p text:style-name="P45">Display this document in a <text:span text:style-name="T9">Dooble</text:span> <text:span text:style-name="T33">tab</text:span>.</text:p>
      <text:p text:style-name="P62"/>
      <text:h text:style-name="P101"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2" text:outline-level="1"><text:bookmark-start text:name="__RefHeading___Toc830_1508254940"/><text:span text:style-name="T34">Performance and </text:span>Security Considerations<text:bookmark-end text:name="__RefHeading___Toc830_1508254940"/></text:h>
      <text:list xml:id="list6297987954744192878" text:style-name="L1">
        <text:list-item>
          <text:p text:style-name="P78">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9">Authentication is interruptible.</text:p>
        </text:list-item>
        <text:list-item>
          <text:p text:style-name="P80">Constant <text:span text:style-name="T36">byte-by-byte </text:span>comparisons are implemented wherever cryptographic digests are involved.</text:p>
        </text:list-item>
        <text:list-item>
          <text:p text:style-name="P81">Cryptographic keys are zeroed on destruction. <text:span text:style-name="T70">Sensitive fields are cleared after use. Please note that these processes do not guarantee that sensitive data are destroyed effectively.</text:span></text:p>
        </text:list-item>
        <text:list-item>
          <text:p text:style-name="P82">Dooble does not exercise secure memory.</text:p>
        </text:list-item>
        <text:list-item>
          <text:p text:style-name="P84">Dooble populates icons of table items only when required. The software inspects respective views and determines <text:span text:style-name="T86">the entries which require icons</text:span>.</text:p>
        </text:list-item>
        <text:list-item>
          <text:p text:style-name="P85">History items are safely purged <text:span text:style-name="T37">within </text:span>a dedicated thread.</text:p>
        </text:list-item>
        <text:list-item>
          <text:p text:style-name="P86">Initial gathering of History data <text:span text:style-name="T89">is performed by a thread.</text:span></text:p>
        </text:list-item>
        <text:list-item>
          <text:p text:style-name="P87">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3">The AES and Threefish implementations are not designed to be thread-safe.</text:p>
        </text:list-item>
        <text:list-item>
          <text:p text:style-name="P88">The process of preparing credentials may be <text:span text:style-name="T70">interrupted.</text:span></text:p>
        </text:list-item>
      </text:list>
      <text:p text:style-name="P10"/>
      <text:h text:style-name="P104" text:outline-level="1"><text:bookmark-start text:name="__RefHeading___Toc6188_1852866977"/>Private Windows<text:bookmark-end text:name="__RefHeading___Toc6188_1852866977"/></text:h>
      <text:p text:style-name="P3">When browsing in private windows, Dooble does not save the following data:</text:p>
      <text:list xml:id="list1165222701505397934" text:style-name="L2">
        <text:list-item>
          <text:p text:style-name="P89">Certificate Exceptions</text:p>
        </text:list-item>
        <text:list-item>
          <text:p text:style-name="P90">Cookies</text:p>
        </text:list-item>
        <text:list-item>
          <text:p text:style-name="P92">Favicons</text:p>
        </text:list-item>
        <text:list-item>
          <text:p text:style-name="P90">History</text:p>
        </text:list-item>
        <text:list-item>
          <text:p text:style-name="P90">Temporary Files</text:p>
        </text:list-item>
        <text:list-item>
          <text:p text:style-name="P90">Visited Links</text:p>
        </text:list-item>
      </text:list>
      <text:p text:style-name="P3">While in private windows, Dooble does save:</text:p>
      <text:list xml:id="list557557970818189329" text:style-name="L3">
        <text:list-item>
          <text:p text:style-name="P91">Downloads</text:p>
        </text:list-item>
        <text:list-item>
          <text:p text:style-name="P91">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05"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6" text:outline-level="2"><text:bookmark-start text:name="__RefHeading___Toc2295_938157555"/>Display<text:bookmark-end text:name="__RefHeading___Toc2295_938157555"/></text:h>
      <text:h text:style-name="P139"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7"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9">The thread is safely canceled upon termination of Dooble.</text:span></text:p>
      <text:h text:style-name="P118" text:outline-level="2"><text:bookmark-start text:name="__RefHeading___Toc2304_938157555"/>Privacy<text:bookmark-end text:name="__RefHeading___Toc2304_938157555"/></text:h>
      <text:h text:style-name="P140"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21" text:outline-level="4"><text:bookmark-start text:name="__RefHeading___Toc1103_1039091041"/>Disabled<text:bookmark-end text:name="__RefHeading___Toc1103_1039091041"/></text:h>
      <text:p text:style-name="P67">This is the default mode. In this mode, Dooble stores data in cleartext.</text:p>
      <text:h text:style-name="P122"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22"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9">Additional specifics are listed bellow.</text:p>
      <text:p text:style-name="P68">CBC is the preferred cipher mode of operation.</text:p>
      <text:p text:style-name="P68">SHA3-512 is the favored hash algorithm.</text:p>
      <text:p text:style-name="P68">The password must contain at least 1 character.</text:p>
      <text:p text:style-name="P68"><text:soft-page-break/>The process is interruptible.</text:p>
      <text:p text:style-name="P68">The pseudo-random password salt is composed of 64 bytes.</text:p>
      <text:h text:style-name="P141" text:outline-level="3"><text:bookmark-start text:name="__RefHeading___Toc1144_1823429614"/>UTC Time Zone<text:bookmark-end text:name="__RefHeading___Toc1144_1823429614"/></text:h>
      <text:p text:style-name="P60">Set the environment variable TZ to UTC.</text:p>
      <text:h text:style-name="P119" text:outline-level="2"><text:bookmark-start text:name="__RefHeading___Toc2308_938157555"/>Web<text:bookmark-end text:name="__RefHeading___Toc2308_938157555"/></text:h>
      <text:h text:style-name="P142" text:outline-level="3"><text:bookmark-start text:name="__RefHeading___Toc2310_938157555"/>Local Storage<text:bookmark-end text:name="__RefHeading___Toc2310_938157555"/></text:h>
      <text:p text:style-name="P56">Required for HTML5 storage.</text:p>
      <text:h text:style-name="P143" text:outline-level="3"><text:bookmark-start text:name="__RefHeading___Toc2048_1464008250"/>User Agent<text:bookmark-end text:name="__RefHeading___Toc2048_1464008250"/></text:h>
      <text:p text:style-name="P57"><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44" text:outline-level="3"><text:bookmark-start text:name="__RefHeading___Toc2312_938157555"/>XSS Auditing<text:bookmark-end text:name="__RefHeading___Toc2312_938157555"/></text:h>
      <text:p text:style-name="P51"><text:span text:style-name="T22">Per Qt’s documentation, XSS Auditing </text:span>moni<text:span text:style-name="T22">t</text:span>ors load requests for cross-site scripting attempts. Suspicious scripts are blocked.</text:p>
      <text:p text:style-name="P63">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1"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0" text:outline-level="2"><text:bookmark-start text:name="__RefHeading___Toc424_938157555"/>BSD<text:bookmark-end text:name="__RefHeading___Toc424_938157555"/></text:h>
      <text:p text:style-name="P37">BSD-like systems acquire pseudo-random data from the /dev/random device.</text:p>
      <text:h text:style-name="P120" text:outline-level="2"><text:bookmark-start text:name="__RefHeading___Toc426_938157555"/>Linux<text:bookmark-end text:name="__RefHeading___Toc426_938157555"/></text:h>
      <text:p text:style-name="P37">Linux systems acquire pseudo-random data from the /dev/urandom device.</text:p>
      <text:h text:style-name="P120"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101"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6"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7"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 <text:span text:style-name="MT1">of </text:span><text:span text:style-name="MT1"><text:page-count>32</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1-03T06:29:45.619354752</dc:date>
    <meta:editing-duration>P2DT10H6M7S</meta:editing-duration>
    <meta:editing-cycles>381</meta:editing-cycles>
    <meta:generator>LibreOffice/5.1.6.2$Linux_X86_64 LibreOffice_project/10m0$Build-2</meta:generator>
    <meta:document-statistic meta:table-count="0" meta:image-count="14" meta:object-count="0" meta:page-count="32" meta:paragraph-count="240" meta:word-count="1880" meta:character-count="12720" meta:non-whitespace-character-count="11099"/>
  </office:meta>
</office:document-meta>
</file>